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1" svg:font-family="Times"/>
    <style:font-face style:name="Times New Roman1" svg:font-family="'Times New Roman'"/>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Times New Roman (Corps CS)" svg:font-family="'Times New Roman (Corps CS)'" style:font-family-generic="system" style:font-pitch="variable"/>
  </office:font-face-decls>
  <office:automatic-styles>
    <style:style style:name="Tableau1" style:family="table">
      <style:table-properties style:width="15.787cm" fo:margin-left="0cm" fo:margin-top="0cm" fo:margin-bottom="0cm" table:align="left" style:writing-mode="lr-tb"/>
    </style:style>
    <style:style style:name="Tableau1.A" style:family="table-column">
      <style:table-column-properties style:column-width="7.772cm"/>
    </style:style>
    <style:style style:name="Tableau1.B" style:family="table-column">
      <style:table-column-properties style:column-width="8.013cm"/>
    </style:style>
    <style:style style:name="Tableau1.1" style:family="table-row">
      <style:table-row-properties style:min-row-height="0.864cm" fo:keep-together="auto"/>
    </style:style>
    <style:style style:name="Tableau1.A1" style:family="table-cell">
      <style:table-cell-properties fo:padding-left="0.199cm" fo:padding-right="0.191cm" fo:padding-top="0cm" fo:padding-bottom="0cm" fo:border="0.5pt solid #000000"/>
    </style:style>
    <style:style style:name="Tableau1.2" style:family="table-row">
      <style:table-row-properties style:min-row-height="0.826cm" fo:keep-together="auto"/>
    </style:style>
    <style:style style:name="Tableau1.3" style:family="table-row">
      <style:table-row-properties style:min-row-height="1.732cm" fo:keep-together="auto"/>
    </style:style>
    <style:style style:name="Tableau1.10" style:family="table-row">
      <style:table-row-properties style:min-row-height="1.69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size="11pt" style:font-size-asian="11pt" style:font-name-complex="Times New Roman2"/>
    </style:style>
    <style:style style:name="P3" style:family="paragraph" style:parent-style-name="Standard">
      <style:paragraph-properties fo:line-height="115%" fo:text-align="center" style:justify-single-word="false"/>
      <style:text-properties fo:font-size="11pt" style:font-size-asian="11pt" style:font-size-complex="11pt"/>
    </style:style>
    <style:style style:name="P4" style:family="paragraph" style:parent-style-name="Standard">
      <style:paragraph-properties fo:text-align="center" style:justify-single-word="false"/>
      <style:text-properties fo:font-size="14pt" fo:font-style="italic" style:font-size-asian="14pt" style:font-style-asian="italic" style:font-size-complex="14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style>
    <style:style style:name="P6" style:family="paragraph" style:parent-style-name="Standard">
      <style:text-properties fo:font-size="14pt" fo:font-style="italic" officeooo:rsid="0012024b" officeooo:paragraph-rsid="0012024b" style:font-size-asian="14pt" style:font-style-asian="italic" style:font-size-complex="14pt"/>
    </style:style>
    <style:style style:name="P7" style:family="paragraph" style:parent-style-name="Standard">
      <style:paragraph-properties fo:text-align="start" style:justify-single-word="false"/>
      <style:text-properties fo:font-size="14pt" fo:font-style="italic" officeooo:rsid="0013f698" officeooo:paragraph-rsid="0013f698" style:font-size-asian="14pt" style:font-style-asian="italic" style:font-size-complex="14pt"/>
    </style:style>
    <style:style style:name="P8" style:family="paragraph" style:parent-style-name="Standard">
      <style:paragraph-properties fo:text-align="start" style:justify-single-word="false"/>
      <style:text-properties fo:font-variant="small-caps"/>
    </style:style>
    <style:style style:name="P9" style:family="paragraph" style:parent-style-name="Standard">
      <style:text-properties style:font-name-complex="Times New Roman2"/>
    </style:style>
    <style:style style:name="P10" style:family="paragraph" style:parent-style-name="Standard">
      <style:text-properties officeooo:rsid="0017506c" officeooo:paragraph-rsid="0017506c" style:font-name-complex="Times New Roman2"/>
    </style:style>
    <style:style style:name="P11" style:family="paragraph" style:parent-style-name="Standard">
      <style:paragraph-properties fo:text-align="start" style:justify-single-word="false"/>
      <style:text-properties style:font-name="Times New Roman" style:font-name-asian="Times New Roman2" style:language-asian="fr" style:country-asian="FR" style:font-name-complex="Times New Roman2"/>
    </style:style>
    <style:style style:name="P12" style:family="paragraph" style:parent-style-name="Standard">
      <style:paragraph-properties fo:text-align="center" style:justify-single-word="false"/>
      <style:text-properties style:font-name="Times New Roman" style:font-name-asian="Times New Roman2" style:language-asian="fr" style:country-asian="FR" style:font-name-complex="Times New Roman2"/>
    </style:style>
    <style:style style:name="P13" style:family="paragraph" style:parent-style-name="Standard">
      <style:text-properties fo:font-size="18pt" fo:font-weight="bold" style:font-size-asian="18pt" style:font-weight-asian="bold" style:font-size-complex="15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5pt" style:font-weight-complex="bold"/>
    </style:style>
    <style:style style:name="P15" style:family="paragraph" style:parent-style-name="Standard">
      <style:text-properties fo:font-style="italic" style:font-style-asian="italic" style:font-name-complex="Times New Roman2" style:font-style-complex="italic"/>
    </style:style>
    <style:style style:name="P16" style:family="paragraph" style:parent-style-name="Standard">
      <style:text-properties officeooo:rsid="001052e0" officeooo:paragraph-rsid="001052e0"/>
    </style:style>
    <style:style style:name="P17" style:family="paragraph" style:parent-style-name="Standard">
      <style:paragraph-properties fo:text-align="center" style:justify-single-word="false" fo:break-before="page"/>
    </style:style>
    <style:style style:name="P18" style:family="paragraph" style:parent-style-name="Standard" style:master-page-name="Converted2">
      <style:paragraph-properties fo:text-align="start" style:justify-single-word="false" style:page-number="auto"/>
    </style:style>
    <style:style style:name="P19" style:family="paragraph" style:parent-style-name="Standard" style:master-page-name="Standard">
      <style:paragraph-properties fo:text-align="center" style:justify-single-word="false" style:page-number="auto"/>
    </style:style>
    <style:style style:name="P20" style:family="paragraph" style:parent-style-name="List_20_Paragraph" style:list-style-name="WWNum2"/>
    <style:style style:name="P21" style:family="paragraph" style:parent-style-name="List_20_Paragraph" style:list-style-name="WWNum3"/>
    <style:style style:name="P22" style:family="paragraph" style:parent-style-name="List_20_Paragraph" style:list-style-name="WWNum3">
      <style:paragraph-properties fo:margin-left="1.03cm" fo:margin-right="0cm" fo:margin-top="0cm" fo:margin-bottom="0.212cm" loext:contextual-spacing="true" fo:text-indent="-0.63cm" style:auto-text-indent="false"/>
    </style:style>
    <style:style style:name="P23" style:family="paragraph" style:parent-style-name="List_20_Paragraph">
      <style:paragraph-properties fo:margin-top="0.212cm" fo:margin-bottom="0.212cm" loext:contextual-spacing="false" fo:hyphenation-ladder-count="no-limit" style:vertical-align="baseline"/>
      <style:text-properties fo:hyphenate="false" fo:hyphenation-remain-char-count="2" fo:hyphenation-push-char-count="2"/>
    </style:style>
    <style:style style:name="P24" style:family="paragraph" style:parent-style-name="Footnote" style:master-page-name="Converted4">
      <style:paragraph-properties style:page-number="auto"/>
    </style:style>
    <style:style style:name="T1" style:family="text">
      <style:text-properties fo:font-size="22pt" style:font-size-asian="22pt" style:font-size-complex="17pt"/>
    </style:style>
    <style:style style:name="T2" style:family="text">
      <style:text-properties fo:font-size="16pt" fo:font-style="italic" fo:font-weight="bold" style:font-size-asian="16pt" style:font-style-asian="italic" style:font-weight-asian="bold" style:font-name-complex="Times New Roman2"/>
    </style:style>
    <style:style style:name="T3" style:family="text">
      <style:text-properties fo:font-size="16pt" fo:font-style="italic" fo:font-weight="bold" style:font-size-asian="16pt" style:font-style-asian="italic" style:font-weight-asian="bold" style:font-name-complex="Times New Roman2" style:font-size-complex="16pt" style:font-style-complex="italic" style:font-weight-complex="bold"/>
    </style:style>
    <style:style style:name="T4" style:family="text">
      <style:text-properties fo:font-size="11pt" style:font-size-asian="11pt" style:font-name-complex="Times New Roman2"/>
    </style:style>
    <style:style style:name="T5" style:family="text">
      <style:text-properties style:font-name-complex="Times New Roman2"/>
    </style:style>
    <style:style style:name="T6" style:family="text">
      <style:text-properties fo:font-size="14pt" fo:font-style="italic" style:font-size-asian="14pt" style:font-style-asian="italic" style:font-size-complex="14pt"/>
    </style:style>
    <style:style style:name="T7" style:family="text">
      <style:text-properties fo:font-size="14pt" fo:font-weight="bold" style:font-size-asian="14pt" style:font-weight-asian="bold" style:font-size-complex="13pt" style:font-weight-complex="bold"/>
    </style:style>
    <style:style style:name="T8" style:family="text">
      <style:text-properties style:text-position="super 58%"/>
    </style:style>
    <style:style style:name="T9" style:family="text">
      <style:text-properties style:text-position="super 58%" fo:font-weight="bold" style:font-weight-asian="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weight-asian="bold" style:font-name-complex="Times New Roman2" style:font-weight-complex="bold"/>
    </style:style>
    <style:style style:name="T13" style:family="text">
      <style:text-properties fo:font-variant="small-caps"/>
    </style:style>
    <style:style style:name="T14" style:family="text">
      <style:text-properties style:font-style-complex="italic"/>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font-name="Times New Roman" style:font-name-asian="Times New Roman2" style:language-asian="fr" style:country-asian="FR" style:font-name-complex="Times New Roman2"/>
    </style:style>
    <style:style style:name="T17" style:family="text">
      <style:text-properties style:font-name="Times New Roman" officeooo:rsid="0018b2fe" style:font-name-asian="Times New Roman2" style:language-asian="fr" style:country-asian="FR" style:font-name-complex="Times New Roman2"/>
    </style:style>
    <style:style style:name="T18" style:family="text">
      <style:text-properties style:font-name="Times New Roman" fo:font-size="10pt" style:font-name-asian="Times New Roman2" style:font-size-asian="10pt" style:language-asian="fr" style:country-asian="FR" style:font-name-complex="Times New Roman2" style:font-size-complex="10pt"/>
    </style:style>
    <style:style style:name="T19" style:family="text">
      <style:text-properties style:font-name="Times New Roman" fo:font-weight="bold" style:font-name-asian="Times New Roman2" style:language-asian="fr" style:country-asian="FR" style:font-weight-asian="bold" style:font-name-complex="Times New Roman2" style:font-weight-complex="bold"/>
    </style:style>
    <style:style style:name="T20" style:family="text">
      <style:text-properties fo:font-size="18pt" fo:font-weight="bold" style:font-size-asian="18pt" style:font-weight-asian="bold" style:font-size-complex="15pt" style:font-weight-complex="bold"/>
    </style:style>
    <style:style style:name="T21" style:family="text">
      <style:text-properties fo:font-style="italic" style:font-style-asian="italic"/>
    </style:style>
    <style:style style:name="T22" style:family="text">
      <style:text-properties fo:font-style="italic" style:font-style-asian="italic" style:font-name-complex="Times New Roman2" style:font-style-complex="italic"/>
    </style:style>
    <style:style style:name="T23" style:family="text">
      <style:text-properties fo:font-style="italic" style:font-style-asian="italic" style:font-style-complex="italic"/>
    </style:style>
    <style:style style:name="T24" style:family="text">
      <style:text-properties officeooo:rsid="000c5859"/>
    </style:style>
    <style:style style:name="T25" style:family="text">
      <style:text-properties officeooo:rsid="000dfcc9"/>
    </style:style>
    <style:style style:name="T26" style:family="text">
      <style:text-properties officeooo:rsid="000f5d01"/>
    </style:style>
    <style:style style:name="T27" style:family="text">
      <style:text-properties officeooo:rsid="0012024b"/>
    </style:style>
    <style:style style:name="T28" style:family="text">
      <style:text-properties officeooo:rsid="0015b1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La loi et les droits de l’homme</text:span></text:p>
      <text:p text:style-name="Standard"/>
      <text:p text:style-name="Standard"/>
      <text:p text:style-name="Standard">Ne vivons-nous pas sous une grande contradiction aujourd’hui. D’une part nous ne cessons de dire que tous les hommes sont égaux, et d’autre part que toutes les cultures ont droit à un égal respect, même celles qui violent l’égalité des êtres humains.</text:p>
      <text:p text:style-name="Standard">Mais qu’est-ce à dire ? Comment comprendre ce paradoxe, de droits indéfinis attachés à des individus indéfinis ? </text:p>
      <text:p text:style-name="Standard">Pour tenter de résoudre ce problème, nous chercherons à comprendre ce que l’on entend par la loi. En effet, nous pensons qu’il est possible de poser trois types de loi :</text:p>
      <text:list xml:id="list1824087798" text:style-name="WWNum2">
        <text:list-item>
          <text:p text:style-name="P20">La loi naturelle, <text:s/><text:span text:style-name="T24">existe t-elle ? </text:span></text:p>
        </text:list-item>
        <text:list-item>
          <text:p text:style-name="P20">La loi divine, <text:span text:style-name="T25">n’existe plus en france (autonomie!= téonomie)</text:span></text:p>
        </text:list-item>
        <text:list-item>
          <text:p text:style-name="P20">La loi positive : <text:span text:style-name="T26">les lois que l’on a chez nous (on s’arrête au feu rouge)</text:span></text:p>
        </text:list-item>
      </text:list>
      <text:p text:style-name="Standard">Dans notre enquête nous chercherons à comprendre, dans notre monde sécularisé qui a évacué la possibilité d’une révélation divine et donc une loi divine, ce que la tradition philosophique appelait la loi naturelle.</text:p>
      <text:p text:style-name="Standard"/>
      <text:p text:style-name="Standard"><text:span text:style-name="T2">L’impact de l’anneau sur un homme - la transformation de Gollum :</text:span><text:span text:style-name="T4"> (CD 3 : 1- 5 min)</text:span></text:p>
      <text:p text:style-name="P2"/>
      <text:p text:style-name="Standard"><text:span text:style-name="T5">Comment comprendre la transformation de Gollum ? Quel est le cheminement ?</text:span></text:p>
      <text:p text:style-name="P16"><text:span text:style-name="T5">On passe de l’amitié, à la violence, on passe du cuit au cru. L’animalisation</text:span></text:p>
      <text:p text:style-name="P16"><text:span text:style-name="T5">Il quitte le haut pour rejoindre la caverne, quitte le monde de la vie pour rejoindre le monde des enfers. A mesure qu’il devient seul, il est nul.</text:span></text:p>
      <text:p text:style-name="Standard"><text:span text:style-name="T5"/></text:p>
      <text:p text:style-name="Standard"><text:span text:style-name="T5">A quelle scène biblique cette histoire peut faire référence ? et quelle est la grande thèse de cette séquence ?</text:span></text:p>
      <text:p text:style-name="Standard"><text:span text:style-name="T5"/></text:p>
      <text:p text:style-name="P6">l’humanité est fondé sur 3 interdits : </text:p>
      <text:p text:style-name="P6">- la prohibition du meurtre</text:p>
      <text:p text:style-name="P6">- l’interdiction de l’inceste</text:p>
      <text:p text:style-name="P6">- l’interdiction du parricide</text:p>
      <text:p text:style-name="P7">Loi de base d’une civilisa<text:span text:style-name="T28">tion : loi naturelle</text:span></text:p>
      <text:p text:style-name="P5"/>
      <text:p text:style-name="P17"><text:span text:style-name="T6">Caïn, Abel ; Noë et ses fils</text:span></text:p>
      <text:p text:style-name="P1"><text:span text:style-name="T6">La loi naturelle</text:span></text:p>
      <text:p text:style-name="P4"/>
      <table:table table:name="Tableau1" table:style-name="Tableau1">
        <table:table-column table:style-name="Tableau1.A"/>
        <table:table-column table:style-name="Tableau1.B"/>
        <table:table-row table:style-name="Tableau1.1">
          <table:table-cell table:style-name="Tableau1.A1" office:value-type="string">
            <text:p text:style-name="P3">1<text:span text:style-name="T8">ère</text:span> création : eaux – séparation</text:p>
          </table:table-cell>
          <table:table-cell table:style-name="Tableau1.A1" office:value-type="string">
            <text:p text:style-name="P3">2<text:span text:style-name="T8">e</text:span> création : eaux - séparation</text:p>
          </table:table-cell>
        </table:table-row>
        <table:table-row table:style-name="Tableau1.2">
          <table:table-cell table:style-name="Tableau1.A1" office:value-type="string">
            <text:p text:style-name="P3">Femme/homme/bestiaux</text:p>
          </table:table-cell>
          <table:table-cell table:style-name="Tableau1.A1" office:value-type="string">
            <text:p text:style-name="P3">Femmes/hommes/bestiaux (8,16)</text:p>
          </table:table-cell>
        </table:table-row>
        <table:table-row table:style-name="Tableau1.3">
          <table:table-cell table:style-name="Tableau1.A1" office:value-type="string">
            <text:p text:style-name="P3">Bénédiction Dieu et « multiplication » (Gn 1, 22 ; 1,26)</text:p>
          </table:table-cell>
          <table:table-cell table:style-name="Tableau1.A1" office:value-type="string">
            <text:p text:style-name="P3">Bénédiction Dieu et « multiplication » (9, 1-2)</text:p>
          </table:table-cell>
        </table:table-row>
        <table:table-row table:style-name="Tableau1.1">
          <table:table-cell table:style-name="Tableau1.A1" office:value-type="string">
            <text:p text:style-name="P3">« Image »</text:p>
          </table:table-cell>
          <table:table-cell table:style-name="Tableau1.A1" office:value-type="string">
            <text:p text:style-name="P3">« Image »</text:p>
          </table:table-cell>
        </table:table-row>
        <table:table-row table:style-name="Tableau1.2">
          <table:table-cell table:style-name="Tableau1.A1" office:value-type="string">
            <text:p text:style-name="P3">Adam/Eve ; Caïn et Abel</text:p>
          </table:table-cell>
          <table:table-cell table:style-name="Tableau1.A1" office:value-type="string">
            <text:p text:style-name="P3">Noë ; Fils</text:p>
          </table:table-cell>
        </table:table-row>
        <table:table-row table:style-name="Tableau1.3">
          <table:table-cell table:style-name="Tableau1.A1" office:value-type="string">
            <text:p text:style-name="P3">Sortie d’un état – réconciliation</text:p>
          </table:table-cell>
          <table:table-cell table:style-name="Tableau1.A1" office:value-type="string">
            <text:p text:style-name="P3">Sortie d’un état - réconciliation (avec un autel)</text:p>
          </table:table-cell>
        </table:table-row>
        <table:table-row table:style-name="Tableau1.2">
          <table:table-cell table:style-name="Tableau1.A1" office:value-type="string">
            <text:p text:style-name="P3">Travail de la terre</text:p>
          </table:table-cell>
          <table:table-cell table:style-name="Tableau1.A1" office:value-type="string">
            <text:p text:style-name="P3">Travail de la terre (vigne)</text:p>
          </table:table-cell>
        </table:table-row>
        <table:table-row table:style-name="Tableau1.1">
          <table:table-cell table:style-name="Tableau1.A1" office:value-type="string">
            <text:p text:style-name="P3">Meurtre</text:p>
          </table:table-cell>
          <table:table-cell table:style-name="Tableau1.A1" office:value-type="string">
            <text:p text:style-name="P3">Inceste, <text:span text:style-name="T27">parricide </text:span></text:p>
          </table:table-cell>
        </table:table-row>
        <table:table-row table:style-name="Tableau1.1">
          <table:table-cell table:style-name="Tableau1.A1" office:value-type="string">
            <text:p text:style-name="P3"><text:span text:style-name="T10">1</text:span><text:span text:style-name="T9">er</text:span><text:span text:style-name="T10"> interdit – loi naturelle</text:span></text:p>
          </table:table-cell>
          <table:table-cell table:style-name="Tableau1.A1" office:value-type="string">
            <text:p text:style-name="P3"><text:span text:style-name="T10">2</text:span><text:span text:style-name="T9">e</text:span><text:span text:style-name="T10"> interdit – loi naturelle</text:span></text:p>
          </table:table-cell>
        </table:table-row>
        <table:table-row table:style-name="Tableau1.10">
          <table:table-cell table:style-name="Tableau1.A1" office:value-type="string">
            <text:p text:style-name="P3">Malédiction/bénédiction – Dieu/Caïn</text:p>
          </table:table-cell>
          <table:table-cell table:style-name="Tableau1.A1" office:value-type="string">
            <text:p text:style-name="P3">Malédiction/bénédiction – Noë/fils</text:p>
          </table:table-cell>
        </table:table-row>
        <table:table-row table:style-name="Tableau1.1">
          <table:table-cell table:style-name="Tableau1.A1" office:value-type="string">
            <text:p text:style-name="P3">Généalogie (chap. 5)</text:p>
          </table:table-cell>
          <table:table-cell table:style-name="Tableau1.A1" office:value-type="string">
            <text:p text:style-name="P3">Généalogie</text:p>
          </table:table-cell>
        </table:table-row>
      </table:table>
      <text:p text:style-name="P4"/>
      <text:p text:style-name="P1"/>
      <text:p text:style-name="P8"/>
      <text:p text:style-name="P8"/>
      <text:p text:style-name="P1"><text:span text:style-name="T13">La loi naturelle et la loi écrite</text:span></text:p>
      <text:p text:style-name="Standard"/>
      <text:p text:style-name="Standard">Dans le 1<text:span text:style-name="T8">er</text:span> Livre de sa <text:a xlink:type="simple" xlink:href="http://www.amazon.fr/Rhetorique-Aristote/dp/2251000658" text:style-name="ListLabel_20_13" text:visited-style-name="ListLabel_20_13"><text:span text:style-name="Internet_20_link"><text:span text:style-name="T14">Rhétorique</text:span></text:span></text:a>,<text:span text:style-name="T10"> </text:span>Aristote écrit, au chapitre XIII (et, plus loin, au chapitre XV) :</text:p>
      <text:p text:style-name="Standard"><text:bookmark-start text:name="_Toc137379953"/><text:span text:style-name="T15">CHAPITRE XIII : La loi naturelle et la loi écrite. - Des gens équitables.</text:span><text:bookmark-end text:name="_Toc137379953"/></text:p>
      <text:p text:style-name="Standard"><text:span text:style-name="T11">I.</text:span> Établissons, maintenant, des <text:span text:style-name="T11">divisions parmi les actes injustes et les actes justes</text:span>, en partant de ce point que la définition du juste et de l'injuste se rapporte à deux sortes de lois, et que leur application à ceux qu'elles concernent a lieu de deux manières.</text:p>
      <text:p text:style-name="Standard"><text:span text:style-name="T11">II.</text:span> Je veux parler de <text:span text:style-name="T11">la loi particulière et de la loi commune</text:span>. </text:p>
      <text:list xml:id="list3273678378" text:style-name="WWNum3">
        <text:list-item>
          <text:p text:style-name="P22"><text:span text:style-name="T13">La loi particulière </text:span>est celle que chaque collection d'hommes détermine par rapport à ses membres, et ces sortes de lois se divisent en loi non écrite et en loi écrite.<text:span text:style-name="T11"> </text:span></text:p>
        </text:list-item>
        <text:list-item>
          <text:p text:style-name="P22"><text:span text:style-name="T13">La loi commune </text:span>est celle qui existe conformément à la nature. En effet, il y a un juste et un injuste, communs de par la nature, que tout le monde reconnaît par une espèce de divination, lors même qu'il n'y a aucune communication, ni convention mutuelle. C'est <text:soft-page-break/>ainsi que l'on voit l'Antigone de Sophocle déclarer qu'il est juste d'ensevelir Polynice, dont l'inhumation a été interdite, alléguant que cette inhumation est juste, comme étant conforme à la nature. Ce devoir ne date pas d'aujourd'hui ni d'hier, mais il est en vigueur de toute éternité, et personne ne sait d'où il vient<text:bookmark text:name="103"/>. Pareillement Empédocle, dans les vers suivants, s'explique sur ce point qu'il ne faut pas tuer l'être animé ; car ce meurtre n'est pas juste pour certains et injuste pour certains autres. Mais cette loi générale s'étend par tout le vaste éther et aussi par la terre immense. </text:p>
        </text:list-item>
      </text:list>
      <text:p text:style-name="P10">La loi naturelle n’est pas lié à une époque, ni politique. Ce n’est pas le roi qui cdécide ce qui est juste ou injuste à propos de la loi naturelle.</text:p>
      <text:p text:style-name="P9"/>
      <text:p text:style-name="Standard"><text:span text:style-name="T3">Interview de Claude Levy Strauss :</text:span></text:p>
      <text:list xml:id="list150209232511008" text:continue-numbering="true" text:style-name="WWNum3">
        <text:list-item>
          <text:p text:style-name="P21"><text:span text:style-name="T5">Que permettent, selon Claude Levy Strauss, les mythes ?</text:span></text:p>
        </text:list-item>
      </text:list>
      <text:p text:style-name="P9"/>
      <text:p text:style-name="P9"/>
      <text:list xml:id="list150209640319453" text:continue-numbering="true" text:style-name="WWNum3">
        <text:list-item>
          <text:p text:style-name="P21"><text:span text:style-name="T5">Comment Claude Levy-Strauss manifeste le passage de la nature à la culture ? et qu’est-ce que cela permet ?</text:span></text:p>
        </text:list-item>
      </text:list>
      <text:p text:style-name="P9"/>
      <text:p text:style-name="P9"/>
      <text:list xml:id="list150208621760020" text:continue-numbering="true" text:style-name="WWNum3">
        <text:list-item>
          <text:p text:style-name="P21"><text:span text:style-name="T5">Comment comprenez-vous le processus d’humanisation ?</text:span></text:p>
        </text:list-item>
      </text:list>
      <text:p text:style-name="P9"/>
      <text:p text:style-name="P9"/>
      <text:p text:style-name="P9"/>
      <text:p text:style-name="P9"/>
      <text:p text:style-name="Standard"><text:span text:style-name="T5">Question subsidiaire : Pouvons-nous nous révolter contre un état lorsqu’il est contre la loi naturelle ?</text:span></text:p>
      <text:p text:style-name="P9"/>
      <text:p text:style-name="P11"/>
      <text:p text:style-name="P1"><text:span text:style-name="T16">Antigone de Sophocle</text:span></text:p>
      <text:p text:style-name="P12"/>
      <text:p text:style-name="Standard"><text:span text:style-name="T16">CRÉON : Et toi qui courbes la tête contre terre, je te parle : avoues-tu [avoir enterré Polynice] ? </text:span></text:p>
      <text:p text:style-name="Standard"><text:span text:style-name="T16">ANTIGONE : Je l'avoue, je ne nie pas l'avoir fait. </text:span></text:p>
      <text:p text:style-name="Standard"><text:span text:style-name="T16">CRÉON (au garde) : Pour toi, va où tu voudras ; tu es absous de ce crime. Mais toi, réponds-moi en peu de mots et brièvement : connaissais-tu l'édit qui défendait ceci ? </text:span></text:p>
      <text:p text:style-name="Standard"><text:span text:style-name="T16">ANTIGONE : Je le connaissais. Comment l'aurais-je ignoré ? Il est connu de tous. </text:span></text:p>
      <text:p text:style-name="Standard"><text:span text:style-name="T16">CRÉON : Et ainsi, tu as osé violer ces lois ? </text:span></text:p>
      <text:p text:style-name="Standard"><text:span text:style-name="T16">ANTIGONE : C'est que Zeus ne les a point faites, ni la Justice qui siège auprès des dieux souterrains. Et je n'ai pas cru que tes édits pussent l'emporter sur les lois non écrites et immuables des dieux, puisque tu n'es qu'un mortel. </text:span><text:span text:style-name="T19">Ce n'est point d'aujourd'hui ni d'hier qu'elles sont immuables ; mais elles sont éternellement puissantes et nul ne sait depuis combien de temps elles sont nées.</text:span><text:span text:style-name="T16"> Je n'ai pas dû, par crainte des ordres d'un seul homme, mériter d'être châtiée par les dieux. Je savais que je dois mourir un jour, comment ne pas le savoir ? Même sans ta volonté et si je meurs avant le temps, ce me sera un bien, je pense. Quiconque vit comme moi au milieu d'innombrables misères, celui-là n'a-t-il pas profit à mourir ? Certes, la destinée qui m'attend ne m'afflige en rien. Si j'avais laissé non enseveli le </text:span><text:soft-page-break/><text:span text:style-name="T16">cadavre de l'enfant de ma mère, cela m'eût affligée ; mais ce que j'ai fait ne m'afflige pas. Et si je te semble avoir agi follement, peut-être suis-je accusée de folie par un insensé. </text:span></text:p>
      <text:p text:style-name="Standard"><text:span text:style-name="T16">LE CORYPHÉE : L'esprit inflexible de cette enfant vient d'un père semblable à elle. Elle ne sait point céder au malheur. </text:span></text:p>
      <text:p text:style-name="Standard"><text:span text:style-name="T16">CRÉON : Sache cependant que ces esprits inflexibles sont domptés plus souvent que d'autres. C'est le fer le plus solidement forgé au feu et le plus dur que tu vois se rompre le plus aisément. Je sais que les chevaux fougueux sont réprimés par le moindre frein, car il ne convient point d'avoir un esprit orgueilleux à qui est au pouvoir d'autrui. Celle-ci savait qu'elle agissait injurieusement en osant violer des lois ordonnées ; et, maintenant, ayant accompli le crime, elle commet un autre outrage en riant et en se glorifiant de ce qu'elle a fait. Que je ne sois plus un homme, qu'elle en soit un elle-même, si elle triomphe impunément, ayant osé une telle chose ! Mais, bien qu'elle soit née de ma sœur, bien qu'elle soit ma plus proche parente, ni elle, ni sa sœur n'échapperont à la plus honteuse destinée, car je soupçonne cette dernière non moins que celle-ci d'avoir accompli cet ensevelissement. Appelez-la. Je l'ai vue dans la demeure, hors d'elle-même et comme insensée. Le cœur de ceux qui ourdissent le mal dans les ténèbres a coutume de les dénoncer avant tout. Certes, je hais celui qui, saisi dans le crime, se garantit par des belles paroles. </text:span></text:p>
      <text:p text:style-name="Standard"><text:span text:style-name="T16">ANTIGONE : Veux-tu faire plus que me tuer, m'ayant prise ? </text:span></text:p>
      <text:p text:style-name="Standard"><text:span text:style-name="T16">CRÉON : Rien de plus. Ayant ta vie, j'ai tout ce que je veux. </text:span></text:p>
      <text:p text:style-name="Standard"><text:span text:style-name="T16">ANTIGONE : Que tardes-tu donc ? De toutes tes paroles aucune ne me plaît, ni ne saurait me plaire jamais, et, de même, aucune des miennes ne te plaît non plus. Pouvais-je souhaiter une gloire plus illustre que celle que je me suis acquise en mettant mon frère sous la terre ? Tous ceux-ci diraient que j'ai bien fait, si la terreur ne fermait leur bouche ; mais, entre toutes les félicités sans nombre de la tyrannie, elle possède le droit de dire et de faire ce qui lui plaît. CRÉON : Tu penses ainsi, seule de tous les Cadméens</text:span><text:span text:style-name="Footnote_20_Characters"><text:span text:style-name="T16"><text:note text:id="ftn1" text:note-class="footnote"><text:note-citation>1</text:note-citation><text:note-body><text:p text:style-name="P18"><text:span text:style-name="Footnote_20_Characters"/> <text:span text:style-name="T18">Cadméens : habitants de Cadmée, la citadelle de Thèbes.</text:span></text:p></text:note-body></text:note></text:span></text:span><text:span text:style-name="T16"> . </text:span></text:p>
      <text:p text:style-name="Standard"><text:span text:style-name="T16">ANTIGONE, désignant le chœur : Ils pensent de même mais ils compriment leur bouche pour te complaire. </text:span></text:p>
      <text:p text:style-name="Standard"><text:span text:style-name="T16">CRÉON : N'as-tu donc point honte de ne point faire comme eux ? </text:span></text:p>
      <text:p text:style-name="Standard"><text:span text:style-name="T16">ANTIGONE : Certes, non, car il n'y a aucune honte à honorer ses proches. </text:span></text:p>
      <text:p text:style-name="Standard"><text:span text:style-name="T16">CRÉON : N'était-il pas ton frère aussi celui qui est tombé en portant les armes pour une cause opposée ? </text:span></text:p>
      <text:p text:style-name="Standard"><text:span text:style-name="T16">ANTIGONE : De la même mère et du même père. </text:span></text:p>
      <text:p text:style-name="Standard"><text:span text:style-name="T16">CRÉON : Pourquoi donc, en honorant celui-là, es-tu impie envers celui-ci ? 1 Cadméens : habitants de Cadmée, la citadelle de Thèbes. ANTIGONE : Celui qui est mort ne rendrait pas ce témoignage. </text:span></text:p>
      <text:p text:style-name="Standard"><text:span text:style-name="T16">CRÉON : Il le ferait sans doute puisque tu honores l'impie autant que lui. </text:span></text:p>
      <text:p text:style-name="Standard"><text:span text:style-name="T16">ANTIGONE : Polynice est mort son frère et non son esclave. </text:span></text:p>
      <text:p text:style-name="Standard"><text:span text:style-name="T16">CRÉON : Il est mort en dévastant cette terre, tandis que l'autre combattait vaillamment pour elle. </text:span></text:p>
      <text:p text:style-name="Standard"><text:span text:style-name="T16">ANTIGONE : Hadès applique à tous les mêmes lois. </text:span></text:p>
      <text:p text:style-name="Standard"><text:span text:style-name="T16">CRÉON : Mais le bon et le mauvais n'ont pas le même traitement. </text:span></text:p>
      <text:p text:style-name="Standard"><text:span text:style-name="T16">ANTIGONE : Qui peut savoir si cela est ainsi dans l'Hadès ? </text:span></text:p>
      <text:p text:style-name="Standard"><text:span text:style-name="T16">CRÉON : Jamais un ennemi, même mort, ne devient un ami. </text:span></text:p>
      <text:p text:style-name="Standard"><text:span text:style-name="T16">ANTIGONE : Je suis née non pour une haine mutuelle mais pour un mutuel amour. </text:span></text:p>
      <text:p text:style-name="Standard"><text:span text:style-name="T16">CRÉON : Si ta nature est d'aimer, va chez les morts et aime-les. Tant que je vivrai, une femme ne commandera pas.</text:span></text:p>
      <text:p text:style-name="Standard"><text:span text:style-name="T16"/></text:p>
      <text:p text:style-name="Standard"><text:soft-page-break/><text:span text:style-name="T16">- </text:span><text:span text:style-name="T17">Il existe une loi qui est indépendante des lois d’un souverain, il existe une loi indépendante d’un gouvernement.</text:span></text:p>
      <text:p text:style-name="P13"/>
      <text:p text:style-name="P1"><text:span text:style-name="T20">Ordre du monde et loi divine</text:span></text:p>
      <text:p text:style-name="Standard"/>
      <text:p text:style-name="Quote">Il semble par conséquent que la séquence de la création dans le 1<text:span text:style-name="T8">er</text:span> chapitre puisse être formulée de la manière suivante : du principe de la séparation, la lumière ; à quelques choses qui sépare, le ciel ; à des choses qui sont productrices de choses séparées, les arbres, par exemple, puis les choses qui peuvent se séparer de leurs cours, les animaux ; et finalement un être qui peut se séparer de son chemin, qui peut s’écarter de la voie droite. […] Cela implique que le monde créé est conçu comme caractéristique par un dualisme fondamental. Les choses différentes les unes des autres sans avoir la capacité de se mouvoir localement, et les choses qui, en plus de leurs différences mutuelles, peuvent se mouvoir localement. Cela signifie que le 1<text:span text:style-name="T8">er</text:span> chapitre semble fondé sur la supposition que le dualisme fondamental est celui de la distinction, de l’altérité […] et du mouvement local<text:span text:style-name="Footnote_20_Characters"><text:note text:id="ftn2" text:note-class="footnote"><text:note-citation>2</text:note-citation><text:note-body><text:p text:style-name="P24"><text:span text:style-name="Footnote_20_Characters"/><text:span text:style-name="T13"> Leo Strauss</text:span>, <text:span text:style-name="T21">Pourquoi nous restons juifs</text:span>, p. 185 </text:p></text:note-body></text:note></text:span>.</text:p>
      <text:p text:style-name="Standard"/>
      <text:p text:style-name="Standard"/>
      <text:p text:style-name="P1"><text:span text:style-name="T7">Les 10 commandements</text:span></text:p>
      <text:p text:style-name="P14"/>
      <text:p text:style-name="Standard"><text:a xlink:type="simple" xlink:href="http://www.aelf.org/bible/Ex/20" office:target-frame-name="_blank" xlink:show="new" text:style-name="ListLabel_20_14" text:visited-style-name="ListLabel_20_14"><text:span text:style-name="Internet_20_link"><text:span text:style-name="T12">Livre de l’Exode 20, 1-18</text:span></text:span></text:a><text:span text:style-name="T5"> : </text:span></text:p>
      <text:p text:style-name="P9"/>
      <text:p text:style-name="Standard"><text:span text:style-name="T5">Et Dieu prononça toutes les paroles que voici : « Je suis le Seigneur ton Dieu, qui t’ai fait sortir du pays d’Égypte, de la maison d’esclavage.</text:span></text:p>
      <text:p text:style-name="Standard"><text:span text:style-name="T5">Tu n’auras pas d’autres dieux que moi. Tu ne feras aucune idole, aucune image de ce qui est là-haut dans les cieux, ou en bas sur la terre, ou dans les eaux par-dessous la terre. Tu ne te prosterneras pas devant ces images, pour leur rendre un culte. Car moi, le Seigneur ton Dieu, je suis un Dieu jaloux : chez ceux qui me haïssent, je punis la faute des pères sur les fils, jusqu’à la troisième et la quatrième génération ; mais ceux qui m’aiment et observent mes commandements, je leur garde ma fidélité jusqu’à la millième génération.</text:span></text:p>
      <text:p text:style-name="Standard"><text:span text:style-name="T5">Tu n’invoqueras pas le nom du Seigneur ton Dieu pour le mal, car le Seigneur ne laissera pas impuni celui qui invoque son nom pour le mal.</text:span></text:p>
      <text:p text:style-name="Standard"><text:span text:style-name="T5">Tu feras du sabbat un mémorial, un jour sacré. Pendant six jours tu travailleras et tu feras tout ton ouvrage ; mais le septième jour est le jour du repos, sabbat en l’honneur du Seigneur ton Dieu : tu ne feras aucun ouvrage, ni toi, ni ton fils, ni ta fille, ni ton serviteur, ni ta servante, ni tes bêtes, ni l’immigré qui réside dans ta ville. Car en six jours le Seigneur a fait le ciel, la terre, la mer et tout ce qu’ils contiennent, mais il s’est reposé le septième jour. C’est pourquoi le Seigneur a béni le jour du sabbat et l’a consacré.</text:span></text:p>
      <text:p text:style-name="Standard"><text:span text:style-name="T5">Honore ton père et ta mère, afin d’avoir longue vie sur la terre que te donne le Seigneur ton Dieu.</text:span></text:p>
      <text:p text:style-name="Standard"><text:soft-page-break/><text:span text:style-name="T5">Tu ne commettras pas de meurtre.</text:span></text:p>
      <text:p text:style-name="Standard"><text:span text:style-name="T5">Tu ne commettras pas d’adultère.</text:span></text:p>
      <text:p text:style-name="Standard"><text:span text:style-name="T5">Tu ne commettras pas de vol.</text:span></text:p>
      <text:p text:style-name="Standard"><text:span text:style-name="T5">Tu ne porteras pas de faux témoignage contre ton prochain.</text:span></text:p>
      <text:p text:style-name="Standard"><text:span text:style-name="T5">Tu ne convoiteras pas la maison de ton prochain ; tu ne convoiteras pas la femme de ton prochain, ni son serviteur, ni sa servante, ni son boeuf, ni son âne : rien de ce qui lui appartient. »</text:span></text:p>
      <text:p text:style-name="P9"/>
      <text:p text:style-name="Standard"><text:span text:style-name="T22">Commentaire</text:span></text:p>
      <text:p text:style-name="P15"/>
      <text:p text:style-name="Standard_20__28_user_29_">Pour <text:span text:style-name="T23">Exode</text:span> 20, 2 – 17 :</text:p>
      <text:p text:style-name="P15"/>
      <text:p text:style-name="P23">Après avoir évoqué le principe de séparation qui est Dieu (20,2) et la chose qui sépare l’idole (20, 3-7), les 10 commandements en viennent là aussi à évoquer non la chose mais l’acte qui est producteur de choses séparées – ici d’un peuple séparé – la liturgie à travers le shabbat (20, 8 – 11), pour enfin traiter à travers la question de l’honneur filial, les choses qui peuvent se séparer de leurs cours (20, 12) à savoir qu’un fils se sépare de la filiation et du don de la terre, c’est-à-dire qu’il trahisse l’héritage donné par Dieu ; et enfin un être qui peut se séparer de son chemin – c’est-à-dire la vie en Dieu – à travers le meurtre, l’adultère, le rapt, le faux témoignage, et le vol des biens d’autrui (20, 13-17).</text:p>
      <text:p text:style-name="P9"/>
      <text:p text:style-name="Standard_20__28_user_29_">Pour <text:span text:style-name="T23">Exode</text:span> 20, 23-25 :</text:p>
      <text:p text:style-name="P23">Du principe de séparation, le Seigneur (20, 23), à quelque chose qui sépare (le ciel, haut des cieux, Ex 20, 22) ; à des choses qui sont productrices de choses séparées (les hommes qui fabriquent une idole) puis les choses qui peuvent se séparer de leurs cours (le bétail 20, 24) et finalement un être qui peut se séparer de son chemin (20, 25 – le bien dans l’autel et le mal dans la nudité).</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1" svg:font-family="Times"/>
    <style:font-face style:name="Times New Roman1" svg:font-family="'Times New Roman'"/>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2" svg:font-family="'Times New Roman'" style:font-family-generic="system" style:font-pitch="variable"/>
    <style:font-face style:name="Times New Roman (Corps CS)" svg:font-family="'Times New Roman (Corps C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Times" fo:font-family="Times" style:font-family-generic="roman" style:font-pitch="variable" style:font-name-complex="Times New Roman (Corps CS)" style:font-family-complex="'Times New Roman (Corps CS)'"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nse_20_Quote" style:display-name="Intense Quote" style:family="paragraph" style:parent-style-name="Standard" style:next-style-name="Standard" style:default-outline-level="">
      <style:paragraph-properties fo:margin-left="1.524cm" fo:margin-right="1.524cm" fo:margin-top="0.423cm" fo:margin-bottom="0.423cm" loext:contextual-spacing="false" fo:text-indent="1.251cm" style:auto-text-indent="false" fo:padding-left="0cm" fo:padding-right="0cm" fo:padding-top="0.353cm" fo:padding-bottom="0.353cm" fo:border-left="none" fo:border-right="none" fo:border-top="0.51pt solid #4472c4" fo:border-bottom="0.51pt solid #4472c4"/>
      <style:text-properties fo:color="#000000" style:font-name="Times New Roman" fo:font-family="'Times New Roman'" style:font-family-generic="roman" style:font-pitch="variable" style:font-name-asian="F" style:font-family-generic-asian="system" style:font-pitch-asian="variable" style:font-name-complex="F" style:font-family-generic-complex="system" style:font-pitch-complex="variable" style:font-style-complex="italic"/>
    </style:style>
    <style:style style:name="Quote" style:family="paragraph" style:parent-style-name="Standard" style:next-style-name="Standard" style:default-outline-level="">
      <style:paragraph-properties fo:margin-left="1.524cm" fo:margin-right="1.524cm" fo:margin-top="0.353cm" fo:margin-bottom="0.282cm" loext:contextual-spacing="false" fo:text-indent="0cm" style:auto-text-indent="false"/>
      <style:text-properties fo:color="#000000" fo:font-size="11pt" style:font-size-asian="11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left="0cm" fo:margin-right="0cm" fo:line-height="150%" fo:text-indent="1.251cm" style:auto-text-indent="false"/>
      <style:text-properties fo:font-size="10pt" style:font-size-asian="10pt" style:font-size-complex="10pt"/>
    </style:style>
    <style:style style:name="Standard_20__28_user_29_" style:display-name="Standard (user)" style:family="paragraph" style:default-outline-level="">
      <style:paragraph-properties fo:margin-left="0cm" fo:margin-right="0cm" fo:line-height="150%" fo:text-align="justify" style:justify-single-word="false" fo:orphans="2" fo:widows="2" fo:hyphenation-ladder-count="no-limit" fo:text-indent="1.251cm" style:auto-text-indent="false" style:vertical-align="baseline" style:writing-mode="lr-tb"/>
      <style:text-properties style:font-name="Times" fo:font-family="Times" style:font-family-generic="roman" style:font-pitch="variable" style:letter-kerning="true" style:font-name-asian="SimSun" style:font-family-asian="SimSun" style:font-family-generic-asian="system" style:font-pitch-asian="variable" style:font-name-complex="Times New Roman (Corps CS)" style:font-family-complex="'Times New Roman (Corps CS)'" style:font-family-generic-complex="system" style:font-pitch-complex="variable" fo:hyphenate="false" fo:hyphenation-remain-char-count="2" fo:hyphenation-push-char-count="2"/>
    </style:style>
    <style:style style:name="Default_20_Paragraph_20_Font" style:display-name="Default Paragraph Font" style:family="text"/>
    <style:style style:name="Citation_20_intense_20_Car" style:display-name="Citation intense Car" style:family="text" style:parent-style-name="Default_20_Paragraph_20_Font">
      <style:text-properties fo:color="#000000" style:font-name="Times New Roman" fo:font-family="'Times New Roman'" style:font-family-generic="roman" style:font-pitch="variable" style:font-name-asian="F" style:font-family-generic-asian="system" style:font-pitch-asian="variable" style:font-style-complex="italic"/>
    </style:style>
    <style:style style:name="Citation_20_Car" style:display-name="Citation Car" style:family="text" style:parent-style-name="Default_20_Paragraph_20_Font">
      <style:text-properties fo:color="#000000" style:font-name="Times" fo:font-family="Times" style:font-family-generic="roman" style:font-pitch="variable" fo:font-size="11pt" style:font-size-asian="11pt" style:font-name-complex="Times New Roman (Corps CS)" style:font-family-complex="'Times New Roman (Corps CS)'" style:font-family-generic-complex="system" style:font-pitch-complex="variable" style:font-style-complex="italic"/>
    </style:style>
    <style:style style:name="line_20_number" style:display-name="line number"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size-asian="10pt" style:font-name-complex="Times New Roman (Corps CS)" style:font-family-complex="'Times New Roman (Corps CS)'" style:font-family-generic-complex="system" style:font-pitch-complex="variable" style:font-size-complex="10pt"/>
    </style:style>
    <style:style style:name="ListLabel_20_1" style:display-name="ListLabel 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imes New Roman (Corps CS)" style:font-family-complex="'Times New Roman (Corps C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F" style:font-family-generic-asian="system" style:font-pitch-asian="variable" style:font-name-complex="Times New Roman2"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style-complex="italic"/>
    </style:style>
    <style:style style:name="ListLabel_20_14" style:display-name="ListLabel 14" style:family="text">
      <style:text-properties fo:font-weight="bold" style:font-weight-asian="bold" style:font-name-complex="Times New Roman2" style:font-family-complex="'Times New Roman'" style:font-family-generic-complex="system" style:font-pitch-complex="variable" style:font-weight-complex="bold"/>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884cm"/>
        </style:list-level-properties>
        <style:text-properties style:font-name="Times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635cm" fo:margin-left="1.886cm"/>
        </style:list-level-properties>
        <style:text-properties style:font-name="Times New Roman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 Damien Gilloux</meta:initial-creator>
    <meta:editing-cycles>13</meta:editing-cycles>
    <meta:creation-date>2021-01-24T16:58:00</meta:creation-date>
    <dc:date>2021-01-25T15:02:08.082777308</dc:date>
    <meta:editing-duration>PT37M4S</meta:editing-duration>
    <meta:generator>LibreOffice/6.0.7.3$Linux_X86_64 LibreOffice_project/00m0$Build-3</meta:generator>
    <meta:document-statistic meta:table-count="1" meta:image-count="0" meta:object-count="0" meta:page-count="6" meta:paragraph-count="104" meta:word-count="2367" meta:character-count="13126" meta:non-whitespace-character-count="108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